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55cdff"/>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2.226cm" svg:y="-5cm"/>
          <draw:glue-point draw:id="5" svg:x="-2.713cm" svg:y="5cm"/>
          <draw:glue-point draw:id="6" svg:x="-5cm" svg:y="-2.65cm"/>
          <draw:glue-point draw:id="7" svg:x="-5cm" svg:y="2.852cm"/>
          <draw:glue-point draw:id="8" svg:x="-5cm" svg:y="-1.072cm"/>
          <draw:glue-point draw:id="9" svg:x="-5cm" svg:y="1.216cm"/>
          <draw:glue-point draw:id="10" svg:x="5cm" svg:y="-0.356cm"/>
          <draw:glue-point draw:id="11" svg:x="-2.848cm" svg:y="-0.002cm"/>
          <draw:polygon draw:style-name="gr1" draw:layer="layout" svg:width="2.614cm" svg:height="1.857cm" svg:x="0cm" svg:y="0.132cm" svg:viewBox="0 0 2615 1858" draw:points="631,0 631,337 0,337 0,475 631,475 631,653 0,653 0,797 631,797 631,968 0,968 0,1111 631,1111 631,1283 0,1283 0,1427 631,1427 631,1858 2615,928">
            <text:p/>
          </draw:polygon>
          <draw:polygon draw:style-name="gr1" draw:layer="layout" svg:width="2.614cm" svg:height="1.857cm" svg:x="0.011cm" svg:y="0.143cm" svg:viewBox="0 0 2615 1858" draw:points="632,0 632,339 0,339 0,476 632,476 632,654 0,654 0,797 632,797 632,969 0,969 0,1112 632,1112 632,1284 0,1284 0,1428 632,1428 632,1858 2615,929">
            <text:p/>
          </draw:polygon>
          <draw:polygon draw:style-name="gr2" draw:layer="layout" svg:width="2.614cm" svg:height="1.857cm" svg:x="0.011cm" svg:y="0.143cm" svg:viewBox="0 0 2615 1858" draw:points="632,0 632,339 0,339 0,476 632,476 632,654 0,654 0,797 632,797 632,969 0,969 0,1112 632,1112 632,1284 0,1284 0,1428 632,1428 632,1858 2615,929">
            <text:p/>
          </draw:polygon>
          <draw:polygon draw:style-name="gr3" draw:layer="layout" svg:width="2.117cm" svg:height="1.06cm" svg:x="0.631cm" svg:y="0cm" svg:viewBox="0 0 2118 1061" draw:points="0,132 134,0 2118,929 1984,1061">
            <text:p/>
          </draw:polygon>
          <draw:polygon draw:style-name="gr3" draw:layer="layout" svg:width="2.115cm" svg:height="1.06cm" svg:x="0.644cm" svg:y="0.012cm" svg:viewBox="0 0 2116 1061" draw:points="0,131 132,0 2116,928 1983,1061">
            <text:p/>
          </draw:polygon>
          <draw:polygon draw:style-name="gr2" draw:layer="layout" svg:width="2.115cm" svg:height="1.06cm" svg:x="0.644cm" svg:y="0.012cm" svg:viewBox="0 0 2116 1061" draw:points="0,131 132,0 2116,928 1983,1061">
            <text:p/>
          </draw:polygon>
          <draw:polygon draw:style-name="gr4" draw:layer="layout" svg:width="0.446cm" svg:height="0.464cm" svg:x="1.107cm" svg:y="0.906cm" svg:viewBox="0 0 447 465" draw:points="98,195 0,465 104,465 139,367 308,367 342,465 447,465 278,0 168,0 98,195 191,195 226,103 284,287 162,287 191,195">
            <text:p/>
          </draw:polygon>
          <draw:polygon draw:style-name="gr4" draw:layer="layout" svg:width="0.388cm" svg:height="0.464cm" svg:x="1.611cm" svg:y="0.906cm" svg:viewBox="0 0 389 465" draw:points="0,229 0,465 214,465 226,465 233,465 238,465 238,459 244,459 250,459 256,459 262,459 262,453 267,453 273,453 279,453 279,447 284,447 290,447 290,442 296,442 302,436 308,436 308,430 313,430 319,424 336,407 343,401 343,395 349,390 354,384 354,379 360,379 360,373 360,367 366,367 366,361 366,355 372,355 372,349 372,344 377,344 377,338 377,332 377,327 383,327 383,321 383,316 383,310 389,304 389,298 389,293 389,287 389,281 389,160 389,154 389,148 389,143 389,137 383,137 383,131 383,126 383,120 377,120 377,114 377,109 377,103 372,103 372,97 372,91 366,91 366,85 360,80 360,74 354,74 354,68 354,63 349,63 343,57 325,34 319,28 313,28 313,23 308,23 302,23 302,17 296,17 290,17 290,11 284,11 279,11 279,5 273,5 267,5 262,5 256,0 250,0 244,0 238,0 233,0 214,0 0,0 0,229 93,229 93,80 93,74 197,74 197,80 208,80 214,80 220,80 226,80 233,85 238,85 244,85 244,91 250,91 256,97 267,109 273,114 273,120 279,120 279,126 279,131 284,131 284,137 284,143 284,148 290,148 290,154 290,160 290,166 290,172 290,177 296,177 296,189 296,201 296,206 296,246 296,258 296,269 290,269 290,275 290,281 290,287 290,293 284,298 284,304 284,310 279,316 279,321 279,327 273,327 273,332 267,338 267,344 262,349 250,361 244,361 244,367 238,367 238,373 233,373 226,373 226,379 220,379 214,379 208,379 208,384 203,384 197,384 191,384 93,384 93,229">
            <text:p/>
          </draw:polygon>
          <draw:polygon draw:style-name="gr4" draw:layer="layout" svg:width="0.347cm" svg:height="0.464cm" svg:x="0.771cm" svg:y="0.906cm" svg:viewBox="0 0 348 465" draw:points="0,148 0,465 99,465 99,298 215,298 215,293 226,293 237,293 243,293 250,293 255,293 255,287 261,287 266,287 272,287 272,281 278,281 283,281 289,281 289,275 295,275 302,269 308,269 314,263 325,252 325,246 331,246 331,240 336,240 336,234 336,229 342,229 342,224 342,218 348,218 348,212 348,206 348,85 348,80 342,74 342,68 342,63 336,63 336,57 331,57 331,51 325,46 314,28 308,28 302,23 295,23 295,17 289,17 283,11 278,11 272,11 272,5 266,5 261,5 255,5 255,0 250,0 243,0 237,0 232,0 220,0 0,0 0,148 99,148 99,80 99,74 197,74 197,80 209,80 215,80 220,80 226,80 226,85 232,85 232,91 237,91 243,91 243,97 250,103 250,109 255,109 255,114 255,120 255,126 255,131 261,131 261,154 255,160 255,166 255,172 255,177 250,183 250,189 243,189 243,195 237,201 232,201 232,206 226,206 220,212 215,212 209,212 197,212 197,218 99,218 99,212 99,148">
            <text:p/>
          </draw:polygon>
          <draw:polygon draw:style-name="gr5" draw:layer="layout" svg:width="0.446cm" svg:height="0.465cm" svg:x="1.084cm" svg:y="0.883cm" svg:viewBox="0 0 447 466" draw:points="98,195 0,466 104,466 138,367 306,367 342,466 447,466 278,0 168,0 98,195 191,195 225,103 283,287 162,287 191,195">
            <text:p/>
          </draw:polygon>
          <draw:polygon draw:style-name="gr5" draw:layer="layout" svg:width="0.388cm" svg:height="0.465cm" svg:x="1.588cm" svg:y="0.883cm" svg:viewBox="0 0 389 466" draw:points="0,229 0,466 214,466 226,466 231,466 237,466 237,459 243,459 249,459 256,459 261,459 261,454 267,454 273,454 279,454 279,447 284,447 290,447 290,442 295,442 301,435 307,435 307,431 313,431 319,425 336,407 342,402 342,396 348,390 353,384 353,378 359,378 359,372 359,367 366,367 366,361 366,355 372,355 372,350 372,344 377,344 377,339 377,333 377,327 383,327 383,321 383,316 383,310 389,304 389,298 389,292 389,287 389,281 389,160 389,155 389,149 389,143 389,138 383,138 383,132 383,126 383,120 377,120 377,114 377,108 377,103 372,103 372,97 372,91 366,91 366,86 359,80 359,74 353,74 353,69 353,63 348,63 342,57 325,34 319,28 313,28 313,22 307,22 301,22 301,17 295,17 290,17 290,11 284,11 279,11 279,5 273,5 267,5 261,5 256,0 249,0 243,0 237,0 231,0 214,0 0,0 0,229 93,229 93,80 93,74 197,74 197,80 209,80 214,80 220,80 226,80 231,86 237,86 243,86 243,91 249,91 256,97 267,108 273,114 273,120 279,120 279,126 279,132 284,132 284,138 284,143 284,149 290,149 290,155 290,160 290,166 290,171 290,177 295,177 295,189 295,200 295,206 295,247 295,257 295,270 290,270 290,276 290,281 290,287 290,292 284,298 284,304 284,310 279,316 279,321 279,327 273,327 273,333 267,339 267,344 261,350 249,361 243,361 243,367 237,367 237,372 231,372 226,372 226,378 220,378 214,378 209,378 209,384 203,384 197,384 191,384 93,384 93,229">
            <text:p/>
          </draw:polygon>
          <draw:polygon draw:style-name="gr5" draw:layer="layout" svg:width="0.348cm" svg:height="0.465cm" svg:x="0.747cm" svg:y="0.883cm" svg:viewBox="0 0 349 466" draw:points="0,149 0,466 98,466 98,298 215,298 215,292 226,292 238,292 244,292 249,292 255,292 255,287 261,287 267,287 274,287 274,281 279,281 285,281 290,281 290,276 296,276 302,270 307,270 313,264 326,253 326,247 331,247 331,241 337,241 337,235 337,229 343,229 343,224 343,218 349,218 349,212 349,206 349,86 349,80 343,74 343,69 343,63 337,63 337,57 331,57 331,51 326,46 313,28 307,28 302,22 296,22 296,17 290,17 285,11 279,11 274,11 274,5 267,5 261,5 255,5 255,0 249,0 244,0 238,0 232,0 221,0 0,0 0,149 98,149 98,80 98,74 197,74 197,80 209,80 215,80 221,80 226,80 226,86 232,86 232,91 238,91 244,91 244,97 249,103 249,108 255,108 255,114 255,120 255,126 255,132 261,132 261,155 255,160 255,166 255,171 255,177 249,183 249,189 244,189 244,195 238,200 232,200 232,206 226,206 221,212 215,212 209,212 197,212 197,218 98,218 98,212 98,14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AD X.28</dc:title>
    <meta:creation-date>2011-02-07T16:46:07</meta:creation-date>
    <meta:editing-duration>P0D</meta:editing-duration>
    <meta:editing-cycles>1</meta:editing-cycles>
    <meta:document-statistic meta:object-count="13"/>
    <meta:generator>OpenOffice.org/3.3$Linux OpenOffice.org_project/330m20$Build-9567</meta:generator>
  </office:meta>
</office:document-meta>
</file>